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4.172cm"/>
    </style:style>
    <style:style style:name="Table1.B" style:family="table-column">
      <style:table-column-properties style:column-width="1.995cm"/>
    </style:style>
    <style:style style:name="Table1.C" style:family="table-column">
      <style:table-column-properties style:column-width="11.41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MainFunction" style:family="table">
      <style:table-properties style:width="17.59cm" table:align="margins"/>
    </style:style>
    <style:style style:name="MainFunction.A" style:family="table-column">
      <style:table-column-properties style:column-width="8.795cm" style:rel-column-width="32767*"/>
    </style:style>
    <style:style style:name="MainFunction.B" style:family="table-column">
      <style:table-column-properties style:column-width="8.795cm" style:rel-column-width="32768*"/>
    </style:style>
    <style:style style:name="MainFunction.A1" style:family="table-cell">
      <style:table-cell-properties fo:padding="0.097cm" fo:border-left="0.05pt solid #000000" fo:border-right="none" fo:border-top="0.05pt solid #000000" fo:border-bottom="0.05pt solid #000000"/>
    </style:style>
    <style:style style:name="MainFunction.B1" style:family="table-cell">
      <style:table-cell-properties fo:padding="0.097cm" fo:border="0.05pt solid #000000"/>
    </style:style>
    <style:style style:name="MainFunction.A2" style:family="table-cell">
      <style:table-cell-properties fo:padding="0.097cm" fo:border-left="0.05pt solid #000000" fo:border-right="none" fo:border-top="none" fo:border-bottom="0.05pt solid #000000"/>
    </style:style>
    <style:style style:name="MainFunction.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3cm" style:rel-column-width="32760*"/>
    </style:style>
    <style:style style:name="Table3.B" style:family="table-column">
      <style:table-column-properties style:column-width="8.797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498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8.795cm" style:rel-column-width="32767*"/>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498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Table_20_Contents">
      <style:text-properties fo:font-size="12pt" style:font-size-asian="12pt" style:font-size-complex="12pt"/>
    </style:style>
    <style:style style:name="P10" style:family="paragraph" style:parent-style-name="Table_20_Contents">
      <style:text-properties fo:font-size="12pt" fo:font-weight="bold" style:font-size-asian="12pt" style:font-weight-asian="bold" style:font-size-complex="12pt" style:font-weight-complex="bold"/>
    </style:style>
    <style:style style:name="P11" style:family="paragraph" style:parent-style-name="Table_20_Contents">
      <style:text-properties fo:font-size="12pt" fo:font-weight="bold" style:font-size-asian="10.5pt" style:font-weight-asian="bold" style:font-size-complex="12pt" style:font-weight-complex="bold"/>
    </style:style>
    <style:style style:name="P12" style:family="paragraph" style:parent-style-name="Table_20_Contents">
      <style:text-properties fo:font-size="12pt" style:font-size-asian="10.5pt" style:font-size-complex="12pt"/>
    </style:style>
    <style:style style:name="P13" style:family="paragraph" style:parent-style-name="Standard">
      <style:text-properties fo:font-size="12pt" fo:font-weight="normal" style:font-size-asian="10.5pt" style:font-weight-asian="normal" style:font-size-complex="12pt" style:font-weight-complex="normal"/>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Table_20_Contents">
      <style:text-properties fo:font-size="12pt" style:font-size-asian="12pt" style:font-size-complex="12pt"/>
    </style:style>
    <style:style style:name="P17" style:family="paragraph" style:parent-style-name="Table_20_Contents">
      <style:text-properties fo:font-size="12pt" style:font-size-asian="10.5pt" style:font-size-complex="12pt"/>
    </style:style>
    <style:style style:name="P18" style:family="paragraph" style:parent-style-name="Table_20_Contents">
      <style:text-properties fo:font-size="12pt" fo:font-weight="bold" style:font-size-asian="10.5pt" style:font-weight-asian="bold" style:font-size-complex="12pt" style:font-weight-complex="bold"/>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text-properties fo:font-size="13pt"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ulation Model</text:p>
      <text:p text:style-name="Standard"/>
      <text:p text:style-name="Standard">Before any execution starts, all the packages are loaded and all the init() functions in all the source files are executed. This execution is done before main() function. The list of init() functions with their source files are as follows: </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Source file name</text:p>
            </table:table-cell>
            <table:table-cell table:style-name="Table1.A1" office:value-type="string">
              <text:p text:style-name="P6">Package</text:p>
            </table:table-cell>
            <table:table-cell table:style-name="Table1.C1" office:value-type="string">
              <text:p text:style-name="P6">Purpose </text:p>
            </table:table-cell>
          </table:table-row>
        </table:table-header-rows>
        <table:table-row>
          <table:table-cell table:style-name="Table1.A2" office:value-type="string">
            <text:p text:style-name="Standard">runtimeOutput.go</text:p>
          </table:table-cell>
          <table:table-cell table:style-name="Table1.A2" office:value-type="string">
            <text:p text:style-name="Standard">main</text:p>
          </table:table-cell>
          <table:table-cell table:style-name="Table1.C2" office:value-type="string">
            <text:p text:style-name="Standard">Create a channel of type outputData (a structure defined in the same file) with buffer size of 8000. What is a channel? What is the reason to define it? Don't know yet.</text:p>
          </table:table-cell>
        </table:table-row>
        <table:table-row>
          <table:table-cell table:style-name="Table1.A2" office:value-type="string">
            <text:p text:style-name="Standard">save.go</text:p>
          </table:table-cell>
          <table:table-cell table:style-name="Table1.A2" office:value-type="string">
            <text:p text:style-name="Standard">main</text:p>
          </table:table-cell>
          <table:table-cell table:style-name="Table1.C2" office:value-type="string">
            <text:p text:style-name="Standard">It saves and appends performance parameters but not sure of each and every statement.</text:p>
          </table:table-cell>
        </table:table-row>
        <table:table-row>
          <table:table-cell table:style-name="Table1.A2" office:value-type="string">
            <text:p text:style-name="Standard">ChHop2.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ChHop3.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emitter.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init.go</text:p>
          </table:table-cell>
          <table:table-cell table:style-name="Table1.A2" office:value-type="string">
            <text:p text:style-name="Standard">synstation</text:p>
          </table:table-cell>
          <table:table-cell table:style-name="Table1.C2" office:value-type="string">
            <text:p text:style-name="Standard">Create agents at each mobile and DBS unit. These are the agents which manages the connection, channels and power control. This init() function does some other things which is not sure yet.</text:p>
          </table:table-cell>
        </table:table-row>
        <table:table-row>
          <table:table-cell table:style-name="Table1.A2" office:value-type="string">
            <text:p text:style-name="Standard">RBSchedule2.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4.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5.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SDMA.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
      <text:p text:style-name="Standard"/>
      <text:p text:style-name="Standard">After all the packages are loaded (this means all the variables, structures, etc are defined) and above mentioned init() functions are executed, main() function is called.</text:p>
      <text:p text:style-name="Standard"/>
      <text:p text:style-name="P8">main.go file</text:p>
      <text:p text:style-name="Standard">The main.go file starts with the following piece of code.</text:p>
      <text:p text:style-name="Standard"/>
      <table:table table:name="Table4" table:style-name="Table4">
        <table:table-column table:style-name="Table4.A"/>
        <table:table-column table:style-name="Table4.B"/>
        <table:table-row>
          <table:table-cell table:style-name="Table4.A1" office:value-type="string">
            <text:p text:style-name="P10">Commands/Codes/Statements</text:p>
          </table:table-cell>
          <table:table-cell table:style-name="Table4.B1" office:value-type="string">
            <text:p text:style-name="P10">Purpose</text:p>
          </table:table-cell>
        </table:table-row>
        <table:table-row>
          <table:table-cell table:style-name="Table4.A2" office:value-type="string">
            <text:p text:style-name="Table_20_Contents">package main </text:p>
            <text:p text:style-name="Table_20_Contents"/>
            <text:p text:style-name="Table_20_Contents">import <text:s/>"runtime/pprof" </text:p>
            <text:p text:style-name="Table_20_Contents">import "fmt" </text:p>
            <text:p text:style-name="Table_20_Contents">import s "synstation" </text:p>
            <text:p text:style-name="Table_20_Contents">import "runtime" </text:p>
            <text:p text:style-name="Table_20_Contents">import "os" </text:p>
            <text:p text:style-name="Table_20_Contents">import "flag" </text:p>
            <text:p text:style-name="Table_20_Contents">import "log" </text:p>
          </table:table-cell>
          <table:table-cell table:style-name="Table4.B2" office:value-type="string">
            <text:p text:style-name="Table_20_Contents">It starts with package name it belongs to and of course it is package main. Then after importing different important packages.</text:p>
            <text:p text:style-name="Table_20_Contents"/>
            <text:p text:style-name="Table_20_Contents">synstation is a package defined by multiple files in the sub-directory synstation. It will be used with name s in the whole program.</text:p>
          </table:table-cell>
        </table:table-row>
        <table:table-row>
          <table:table-cell table:style-name="Table4.A2" office:value-type="string">
            <text:p text:style-name="Table_20_Contents">var cpuprofile = flag.String("cpuprofile", "", "write cpu profile to file") </text:p>
          </table:table-cell>
          <table:table-cell table:style-name="Table4.B2" office:value-type="string">
            <text:p text:style-name="Table_20_Contents">To write cpu profile to a file.</text:p>
          </table:table-cell>
        </table:table-row>
        <table:table-row>
          <table:table-cell table:style-name="Table4.A2" office:value-type="string">
            <text:p text:style-name="Table_20_Contents">var outD outputData <text:s/></text:p>
            <text:p text:style-name="Table_20_Contents"><text:soft-page-break/></text:p>
          </table:table-cell>
          <table:table-cell table:style-name="Table4.B2" office:value-type="string">
            <text:p text:style-name="Table_20_Contents">outD is a variable of type outputData. outputData <text:soft-page-break/>is a structure defined in runtimeOutput.go file. This structure defines the number of useful output data like BER, no. of connections, no. of lost connection etc.</text:p>
          </table:table-cell>
        </table:table-row>
        <table:table-row>
          <table:table-cell table:style-name="Table4.A2" office:value-type="string">
            <text:p text:style-name="Table_20_Contents">var outDs outputData </text:p>
          </table:table-cell>
          <table:table-cell table:style-name="Table4.B2" office:value-type="string">
            <text:p text:style-name="Table_20_Contents">outDs is to sum and take mean over simulation </text:p>
          </table:table-cell>
        </table:table-row>
      </table:table>
      <text:p text:style-name="Standard"/>
      <text:p text:style-name="P1">func main():</text:p>
      <text:p text:style-name="P7"/>
      <table:table table:name="MainFunction" table:style-name="MainFunction">
        <table:table-column table:style-name="MainFunction.A"/>
        <table:table-column table:style-name="MainFunction.B"/>
        <table:table-row>
          <table:table-cell table:style-name="MainFunction.A1" office:value-type="string">
            <text:p text:style-name="P10">Commands/Codes/Statements</text:p>
          </table:table-cell>
          <table:table-cell table:style-name="MainFunction.B1" office:value-type="string">
            <text:p text:style-name="P10">Purpose</text:p>
          </table:table-cell>
        </table:table-row>
        <table:table-row>
          <table:table-cell table:style-name="MainFunction.A2" office:value-type="string">
            <text:p text:style-name="P3">func main() {</text:p>
          </table:table-cell>
          <table:table-cell table:style-name="MainFunction.B2" office:value-type="string">
            <text:p text:style-name="P3"/>
          </table:table-cell>
        </table:table-row>
        <table:table-row>
          <table:table-cell table:style-name="MainFunction.A2" office:value-type="string">
            <text:p text:style-name="P3">flag.parse()</text:p>
          </table:table-cell>
          <table:table-cell table:style-name="MainFunction.B2" office:value-type="string">
            <text:p text:style-name="P3">Scan the argument list and sets up flags.</text:p>
          </table:table-cell>
        </table:table-row>
        <table:table-row>
          <table:table-cell table:style-name="MainFunction.A2" office:value-type="string">
            <text:p text:style-name="P3">if *cpuprofile != "" { </text:p>
            <text:p text:style-name="P3"><text:s text:c="8"/>f, err := os.Create(*cpuprofile) </text:p>
            <text:p text:style-name="P3"><text:s text:c="8"/>if err != nil { </text:p>
            <text:p text:style-name="P3"><text:s text:c="12"/>log.Fatal(err) </text:p>
            <text:p text:style-name="P3"><text:s text:c="8"/>} </text:p>
            <text:p text:style-name="P3"><text:s text:c="8"/>pprof.StartCPUProfile(f) </text:p>
            <text:p text:style-name="P3"><text:s text:c="8"/>defer pprof.StopCPUProfile() </text:p>
            <text:p text:style-name="P3"><text:s text:c="4"/>}</text:p>
          </table:table-cell>
          <table:table-cell table:style-name="MainFunction.B2" office:value-type="string">
            <text:p text:style-name="P3">This piece of code is used to set up the cpu clock and measure the execution time.</text:p>
          </table:table-cell>
        </table:table-row>
        <table:table-row>
          <table:table-cell table:style-name="MainFunction.A2" office:value-type="string">
            <text:p text:style-name="P3">runtime.GOMAXPROCS(18)</text:p>
          </table:table-cell>
          <table:table-cell table:style-name="MainFunction.B2" office:value-type="string">
            <text:p text:style-name="P3"/>
          </table:table-cell>
        </table:table-row>
        <table:table-row>
          <table:table-cell table:style-name="MainFunction.A2" office:value-type="string">
            <text:p text:style-name="P3">s.Init()</text:p>
          </table:table-cell>
          <table:table-cell table:style-name="MainFunction.B2" office:value-type="string">
            <text:p text:style-name="P3">Init() function is in init.go(synstation package) file (be careful with the capital "I" in Init() function, it is different from init() function). It initialize different parameters. s is the package synstation. Package synstation is defined by multiple files in sub directory synstation. Details of Init() function will be presented later when synstation.go file will be examined.</text:p>
          </table:table-cell>
        </table:table-row>
        <table:table-row>
          <table:table-cell table:style-name="MainFunction.A2" office:value-type="string">
            <text:p text:style-name="P3">go printData()</text:p>
          </table:table-cell>
          <table:table-cell table:style-name="MainFunction.B2" office:value-type="string">
            <text:p text:style-name="P3">Keyword go is used to launch thread parallel to current execution. Here it is used to launch a thread to print output.</text:p>
          </table:table-cell>
        </table:table-row>
        <table:table-row>
          <table:table-cell table:style-name="MainFunction.A2" office:value-type="string">
            <text:p text:style-name="P3">fmt.Println("Init done") </text:p>
            <text:p text:style-name="P3">fmt.Println("Start Simulation")</text:p>
          </table:table-cell>
          <table:table-cell table:style-name="MainFunction.B2" office:value-type="string">
            <text:p text:style-name="P3">Initialization completes and starting the simulation. This means that all the init() functions and s.Init() function have successfully executed.</text:p>
          </table:table-cell>
        </table:table-row>
        <table:table-row>
          <table:table-cell table:style-name="MainFunction.A2" office:value-type="string">
            <text:p text:style-name="P3">for s.Tti = -200; s.Tti &lt; 0; s.Tti++ { </text:p>
            <text:p text:style-name="P3"/>
            <text:p text:style-name="P3"><text:tab/><text:tab/>s.GoRunPhys() </text:p>
            <text:p text:style-name="P3"/>
            <text:p text:style-name="P3"><text:tab/><text:tab/>s.GoFetchData() </text:p>
            <text:p text:style-name="P3"/>
            <text:p text:style-name="P3"><text:tab/><text:tab/>readDataAndPrintToStd(false) </text:p>
            <text:p text:style-name="P3"/>
            <text:p text:style-name="P3"><text:tab/><text:tab/>s.GoRunAgent() </text:p>
            <text:p text:style-name="P3"/>
            <text:p text:style-name="P3"><text:soft-page-break/></text:p>
            <text:p text:style-name="P3"><text:tab/><text:tab/>s.ChannelHop() </text:p>
            <text:p text:style-name="P3"><text:tab/>}</text:p>
          </table:table-cell>
          <table:table-cell table:style-name="MainFunction.B2" office:value-type="string">
            <text:p text:style-name="P3">The first 200 transmission time interval (Tti) are used to stabilize the network.</text:p>
            <text:p text:style-name="P3">GoRunPhys() function is in agent.go(synstation package) file.</text:p>
            <text:p text:style-name="P3">GoFetchData() function is in agent.go(synstation package) file.</text:p>
            <text:p text:style-name="P3">readDataAndPrintToStd(false) function is defined in main.go(main package) file.</text:p>
            <text:p text:style-name="P3">GoRunAgent() function is in agent.go(synstation package) file.</text:p>
            <text:p text:style-name="P3"><text:soft-page-break/>ChannelHop() function is defined in channels.go(synstation package) file.</text:p>
          </table:table-cell>
        </table:table-row>
        <table:table-row>
          <table:table-cell table:style-name="MainFunction.A2" office:value-type="string">
            <text:p text:style-name="P3">for s.Tti = 0; s.Tti &lt; s.Duration; s.Tti++ { </text:p>
            <text:p text:style-name="P3"><text:tab/><text:tab/>s.GoRunPhys() </text:p>
            <text:p text:style-name="P3"><text:tab/><text:tab/>s.GoFetchData() </text:p>
            <text:p text:style-name="P3"><text:tab/><text:tab/>readDataAndPrintToStd(true) </text:p>
            <text:p text:style-name="P3"><text:tab/><text:tab/>s.GoRunAgent() </text:p>
            <text:p text:style-name="P3"><text:tab/><text:tab/>s.ChannelHop() </text:p>
            <text:p text:style-name="P3"><text:tab/>}</text:p>
          </table:table-cell>
          <table:table-cell table:style-name="MainFunction.B2" office:value-type="string">
            <text:p text:style-name="P3">System is simulated for Duration = 1000 iteration. Duration is a constant defined in constants.go(synstation package) file.</text:p>
          </table:table-cell>
        </table:table-row>
        <table:table-row>
          <table:table-cell table:style-name="MainFunction.A2" office:value-type="string">
            <text:p text:style-name="P3">outDs.Div(float64(s.Duration)) </text:p>
            <text:p text:style-name="P3">fmt.Println("Mean", outDs.String()) </text:p>
            <text:p text:style-name="P3"/>
            <text:p text:style-name="P3">os.Remove("Mean.mat") </text:p>
            <text:p text:style-name="P3">outF, err := os.OpenFile("Mean.mat", os.O_WRONLY|os.O_CREATE, 0666) </text:p>
            <text:p text:style-name="P3"/>
            <text:p text:style-name="P3">fmt.Println(err) </text:p>
            <text:p text:style-name="P3"/>
            <text:p text:style-name="P3">outF.WriteString(fmt.Sprintln("# name: Mean\n# type: matrix\n# rows: ", 1, "\n# columns: ", 11)) </text:p>
            <text:p text:style-name="P3"><text:tab/>outF.WriteString(fmt.Sprintln(outDs.String(), " ")) </text:p>
            <text:p text:style-name="P3">outF.WriteString("\n") </text:p>
            <text:p text:style-name="P3">outF.Close() </text:p>
            <text:p text:style-name="P3"/>
            <text:p text:style-name="P3">for i := range s.Synstations { </text:p>
            <text:p text:style-name="P3"><text:tab/>fmt.Print(" ", s.Synstations[i].Connec.Len()) </text:p>
            <text:p text:style-name="P3">} </text:p>
            <text:p text:style-name="P3"/>
            <text:p text:style-name="P3">fmt.Println() </text:p>
            <text:p text:style-name="P3">for i := range s.SystemChan { </text:p>
            <text:p text:style-name="P3"><text:tab/>fmt.Print(" ", s.SystemChan[i].Emitters.Len()) </text:p>
            <text:p text:style-name="P3">} </text:p>
            <text:p text:style-name="P3">fmt.Println() </text:p>
            <text:p text:style-name="P3"/>
            <text:p text:style-name="P3">SaveToFile(s.Mobiles[:], s.Synstations[:]) </text:p>
          </table:table-cell>
          <table:table-cell table:style-name="MainFunction.B2" office:value-type="string">
            <text:p text:style-name="P3">This piece of code is to print some status data.</text:p>
          </table:table-cell>
        </table:table-row>
        <table:table-row>
          <table:table-cell table:style-name="MainFunction.A2" office:value-type="string">
            <text:p text:style-name="P3">close(outChannel) </text:p>
            <text:p text:style-name="P3">close(s.SyncChannel) </text:p>
            <text:p text:style-name="P3">StopSave()</text:p>
            <text:p text:style-name="P3">} </text:p>
          </table:table-cell>
          <table:table-cell table:style-name="MainFunction.B2" office:value-type="string">
            <text:p text:style-name="P3">And finally close channels and background processes.</text:p>
          </table:table-cell>
        </table:table-row>
      </table:table>
      <text:p text:style-name="P7"/>
      <text:p text:style-name="P1">func readDataAndPrintToStd(save bool):</text:p>
      <text:p text:style-name="Standard">This function takes an argument save of type bool. </text:p>
      <text:p text:style-name="Standard"/>
      <table:table table:name="Table2" table:style-name="Table2">
        <table:table-column table:style-name="Table2.A"/>
        <table:table-column table:style-name="Table2.B"/>
        <text:soft-page-break/>
        <table:table-row>
          <table:table-cell table:style-name="Table2.A1" office:value-type="string">
            <text:p text:style-name="P10">Commands/Codes/Statements</text:p>
          </table:table-cell>
          <table:table-cell table:style-name="Table2.B1" office:value-type="string">
            <text:p text:style-name="P10">Purpose</text:p>
          </table:table-cell>
        </table:table-row>
        <table:table-row>
          <table:table-cell table:style-name="Table2.A2" office:value-type="string">
            <text:p text:style-name="P9">func readDataAndPrintToStd(save bool) {</text:p>
          </table:table-cell>
          <table:table-cell table:style-name="Table2.B2" office:value-type="string">
            <text:p text:style-name="P9"/>
          </table:table-cell>
        </table:table-row>
        <table:table-row>
          <table:table-cell table:style-name="Table2.A2" office:value-type="string">
            <text:p text:style-name="P9">outD.listened, outD.connected, outD.BER1, outD.BER2, outD.BER3 = 0, 0, 0, 0, 0 </text:p>
            <text:p text:style-name="P9"/>
            <text:p text:style-name="P9"/>
          </table:table-cell>
          <table:table-cell table:style-name="Table2.B2" office:value-type="string">
            <text:p text:style-name="P9">outD is a variable of type outputData. outputData is a structure defined in runtimeOutput.go<text:span text:style-name="T1">(main package)</text:span> file. This structure defines the number of useful output data like BER, no. of connections, no. of lost connection etc. outD.listened, outD.connected, outD.BER1, outD.BER2, outD.BER3 are initialized with 0 and all of them are of type float64.</text:p>
          </table:table-cell>
        </table:table-row>
        <table:table-row>
          <table:table-cell table:style-name="Table2.A2" office:value-type="string">
            <text:p text:style-name="P9">n := 0 </text:p>
            <text:p text:style-name="P9">for v := range s.SyncChannel { </text:p>
            <text:p text:style-name="P9"><text:tab/>n++ <text:tab/></text:p>
            <text:p text:style-name="P9"><text:tab/>switch { </text:p>
            <text:p text:style-name="P9"><text:tab/>case v &lt; -3: </text:p>
            <text:p text:style-name="P9"><text:tab/><text:tab/>outD.BER1++ </text:p>
            <text:p text:style-name="P9"><text:tab/><text:tab/>fallthrough </text:p>
            <text:p text:style-name="P9"><text:tab/>case v &lt; -2: </text:p>
            <text:p text:style-name="P9"><text:tab/><text:tab/>outD.BER2++ </text:p>
            <text:p text:style-name="P9"><text:tab/><text:tab/>fallthrough </text:p>
            <text:p text:style-name="P9"><text:tab/>case v &lt; -1: </text:p>
            <text:p text:style-name="P9"><text:tab/><text:tab/>outD.BER3++ </text:p>
            <text:p text:style-name="P9"><text:tab/><text:tab/>fallthrough </text:p>
            <text:p text:style-name="P9"><text:tab/>case v &lt; -0.00001: </text:p>
            <text:p text:style-name="P9"><text:tab/><text:tab/>outD.connected++ </text:p>
            <text:p text:style-name="P9"><text:tab/><text:tab/>fallthrough </text:p>
            <text:p text:style-name="P9"><text:tab/>case v != 0: </text:p>
            <text:p text:style-name="P9"><text:tab/><text:tab/>outD.listened++ </text:p>
            <text:p text:style-name="P9"><text:tab/>} </text:p>
            <text:p text:style-name="P9"><text:tab/>if n &gt;= s.M { </text:p>
            <text:p text:style-name="P9"><text:tab/><text:tab/>break </text:p>
            <text:p text:style-name="P9"><text:tab/>} </text:p>
            <text:p text:style-name="P9">} </text:p>
          </table:table-cell>
          <table:table-cell table:style-name="Table2.B2" office:value-type="string">
            <text:p text:style-name="P9">SyncChannel is defined in init.go file. It is a channel of type float64 with buffer size of 100000. v is the value in this channel. n is the loop counter. This channel is connected to each mobile's total BER.</text:p>
            <text:p text:style-name="P9"/>
            <text:p text:style-name="P9">outD.BER1, outD.BER2, outD.BER3 are the counting variables counting the number of mobiles having total BER less than some thresholds as -3, -2, and -1.</text:p>
            <text:p text:style-name="P9"/>
            <text:p text:style-name="P9">outD.connected is the number of connected mobiles.</text:p>
            <text:p text:style-name="P9"/>
            <text:p text:style-name="P9">Similarly, outD.listened keep tracks the number of mobiles which have some diversity.</text:p>
            <text:p text:style-name="P9"/>
            <text:p text:style-name="P9">s.M is the total number of mobiles equals to 2000.</text:p>
            <text:p text:style-name="P9"/>
            <text:p text:style-name="P9">This loop will run for 2000 times.</text:p>
          </table:table-cell>
        </table:table-row>
        <table:table-row>
          <table:table-cell table:style-name="Table2.A2" office:value-type="string">
            <text:p text:style-name="P9"><text:tab/>//geting a bit more data </text:p>
            <text:p text:style-name="P9">outD.d_connec = float64(s.GetConnect()) </text:p>
            <text:p text:style-name="P9"/>
            <text:p text:style-name="P9">outD.d_discon = float64(s.GetDisConnect()) </text:p>
            <text:p text:style-name="P9"/>
            <text:p text:style-name="P9">outD.Diversity = float64(s.GetDiversity()) / float64(s.M) </text:p>
            <text:p text:style-name="P9"/>
            <text:p text:style-name="P9">outD.lost = float64(s.SystemChan[0].GetAdded()) </text:p>
            <text:p text:style-name="P9"/>
            <text:p text:style-name="P9">outD.d_lost = float64(s.GetLostConnect()) </text:p>
            <text:p text:style-name="P9"/>
            <text:p text:style-name="P9">outD.HopCount = float64(s.GetHopCount()) </text:p>
            <text:p text:style-name="P9"/>
            <text:p text:style-name="P9"><text:soft-page-break/>outD.k = float64(s.Tti) </text:p>
          </table:table-cell>
          <table:table-cell table:style-name="Table2.B2" office:value-type="string">
            <text:p text:style-name="P9">d_connec, d_discon, Diversity, lost, d_lost, HopCount and k are the part of structure outputData which is defined in runtimeOutput.go(main package) file. outD is a variable to access them.</text:p>
            <text:p text:style-name="P9"/>
            <text:p text:style-name="P9">GetConnect(), GetDisConnect(), GetLostConnect() and GetHopCount() are defined in synstation.go(synstation package).</text:p>
            <text:p text:style-name="P9"/>
            <text:p text:style-name="P9">GetDiversity() is defined in connection.go(synstation package).</text:p>
            <text:p text:style-name="P9"/>
            <text:p text:style-name="P9">SystemChan is defined in channels.go(synstation <text:soft-page-break/>package). It is the channel used in the simulation. GetAdded() is also defined in channels.go(synstation package).</text:p>
          </table:table-cell>
        </table:table-row>
        <table:table-row>
          <table:table-cell table:style-name="Table2.A2" office:value-type="string">
            <text:p text:style-name="P5">if s.Tti%10 == 0 { </text:p>
            <text:p text:style-name="P9"><text:tab/>outChannel &lt;- outD </text:p>
            <text:p text:style-name="P9">//sent data to print to <text:s/>stdout<text:tab/><text:tab/> </text:p>
            <text:p text:style-name="P9">} </text:p>
            <text:p text:style-name="P9"/>
            <text:p text:style-name="P9">if s.Tti%200 == 0 { </text:p>
            <text:p text:style-name="P9"><text:tab/>runtime.GC() </text:p>
            <text:p text:style-name="P9">} </text:p>
            <text:p text:style-name="P9"/>
            <text:p text:style-name="P9">if save { </text:p>
            <text:p text:style-name="P9"><text:tab/>outDs.Add(&amp;outD) </text:p>
            <text:p text:style-name="P9"><text:tab/>t := s.CreateTrace(s.Mobiles[:], s.Synstations[:], s.Tti) </text:p>
            <text:p text:style-name="P9"><text:tab/>sendTrace(t) </text:p>
            <text:p text:style-name="P9">}</text:p>
            <text:p text:style-name="P9"/>
            <text:p text:style-name="P9">}</text:p>
          </table:table-cell>
          <table:table-cell table:style-name="Table2.B2" office:value-type="string">
            <text:p text:style-name="P9">% is the reminder operator. After every 10 iteration, send data (outD) to print using channel outChannel.</text:p>
            <text:p text:style-name="P9"/>
            <text:p text:style-name="P9">Similarly, every 200 iterations, runtime.GC() function is called. GC runs a garbage collection.</text:p>
            <text:p text:style-name="P9"/>
            <text:p text:style-name="P9">save is the input parameter of this function (<text:span text:style-name="T1">readDataAndPrintToStd()</text:span>), it is of bool type. </text:p>
            <text:p text:style-name="P9"/>
            <text:p text:style-name="P9">Add() is a function defined in runtimeOutput.go(main package) file. Using this function, outDs are incremented by outD.</text:p>
            <text:p text:style-name="P9"/>
            <text:p text:style-name="P9">CreateTrace() is a function defined in trace.go(synstation package) file.</text:p>
            <text:p text:style-name="P9"/>
            <text:p text:style-name="P9">sendTrace() is defined in save.go(main package) file.</text:p>
          </table:table-cell>
        </table:table-row>
      </table:table>
      <text:p text:style-name="P1"/>
      <text:p text:style-name="P8">runtimeOutput.go file:</text:p>
      <text:p text:style-name="Standard">This file starts with the following piece of code.</text:p>
      <text:p text:style-name="Standard"/>
      <table:table table:name="Table3" table:style-name="Table3">
        <table:table-column table:style-name="Table3.A"/>
        <table:table-column table:style-name="Table3.B"/>
        <table:table-row>
          <table:table-cell table:style-name="Table3.A1" office:value-type="string">
            <text:p text:style-name="P10">Commands/Codes/Statements</text:p>
          </table:table-cell>
          <table:table-cell table:style-name="Table3.B1" office:value-type="string">
            <text:p text:style-name="P10">Purpose</text:p>
          </table:table-cell>
        </table:table-row>
        <table:table-row>
          <table:table-cell table:style-name="Table3.A2" office:value-type="string">
            <text:p text:style-name="P9">package main </text:p>
            <text:p text:style-name="P9">import "fmt"</text:p>
          </table:table-cell>
          <table:table-cell table:style-name="Table3.B2" office:value-type="string">
            <text:p text:style-name="P9">This source file belongs to main package and package fmt is imported.</text:p>
          </table:table-cell>
        </table:table-row>
        <table:table-row>
          <table:table-cell table:style-name="Table3.A2" office:value-type="string">
            <text:p text:style-name="P9">type outputData struct { </text:p>
            <text:p text:style-name="P9"><text:tab/>k, listened, connected, BER1, BER2, BER3 float64 </text:p>
            <text:p text:style-name="P9"><text:tab/>d_connec, d_discon, d_lost <text:s text:c="3"/>float64 </text:p>
            <text:p text:style-name="P9"><text:tab/>lost <text:s text:c="16"/>float64 </text:p>
            <text:p text:style-name="P9"><text:tab/>Diversity <text:s text:c="7"/>float64 </text:p>
            <text:p text:style-name="P9"><text:tab/>HopCount <text:s text:c="5"/>float64 </text:p>
            <text:p text:style-name="P9">}</text:p>
          </table:table-cell>
          <table:table-cell table:style-name="Table3.B2" office:value-type="string">
            <text:p text:style-name="P9">outputData is a structure with given fields all are of type float64. I am not sure of each field at this moment but will elaborate them later.</text:p>
            <text:p text:style-name="P9">k is current transmission time interval.</text:p>
            <text:p text:style-name="P9">listened is number of mobiles having some diversity.</text:p>
            <text:p text:style-name="P9">connected is the number of mobiles ....???</text:p>
            <text:p text:style-name="P9">BER1, BER2, BER3 are the number of mobiles having some thresholds based on total bit error rate.</text:p>
            <text:p text:style-name="P9">Others ???? dont know yet.</text:p>
          </table:table-cell>
        </table:table-row>
        <table:table-row>
          <table:table-cell table:style-name="Table3.A2" office:value-type="string">
            <text:p text:style-name="P9">var outChannel chan outputData</text:p>
          </table:table-cell>
          <table:table-cell table:style-name="Table3.B2" office:value-type="string">
            <text:p text:style-name="P9">outChannel is again a channel for the structure outputData and used to print the output on the screen.</text:p>
          </table:table-cell>
        </table:table-row>
      </table:table>
      <text:p text:style-name="P1"/>
      <text:p text:style-name="P1">func init():</text:p>
      <text:p text:style-name="P4"><text:soft-page-break/></text:p>
      <table:table table:name="Table5" table:style-name="Table5">
        <table:table-column table:style-name="Table5.A"/>
        <table:table-column table:style-name="Table5.B"/>
        <table:table-row>
          <table:table-cell table:style-name="Table5.A1" office:value-type="string">
            <text:p text:style-name="P10">Commands/Codes/Statements</text:p>
          </table:table-cell>
          <table:table-cell table:style-name="Table5.B1" office:value-type="string">
            <text:p text:style-name="P10">Purpose</text:p>
          </table:table-cell>
        </table:table-row>
        <table:table-row>
          <table:table-cell table:style-name="Table5.A2" office:value-type="string">
            <text:p text:style-name="P9">func init() { </text:p>
            <text:p text:style-name="P9"><text:tab/>outChannel = make(chan outputData, 8000) </text:p>
            <text:p text:style-name="P9">}</text:p>
          </table:table-cell>
          <table:table-cell table:style-name="Table5.B2" office:value-type="string">
            <text:p text:style-name="P9">Create a channel of type outputData (a structure defined in the same file) with buffer length 8000. This function will execute before the main function.</text:p>
          </table:table-cell>
        </table:table-row>
      </table:table>
      <text:p text:style-name="Standard"/>
      <text:p text:style-name="P1">func (o *outputData) Add(o2 *outputData):</text:p>
      <text:p text:style-name="P4"/>
      <table:table table:name="Table6" table:style-name="Table6">
        <table:table-column table:style-name="Table6.A"/>
        <table:table-column table:style-name="Table6.B"/>
        <table:table-row>
          <table:table-cell table:style-name="Table6.A1" office:value-type="string">
            <text:p text:style-name="P10">Commands/Codes/Statements</text:p>
          </table:table-cell>
          <table:table-cell table:style-name="Table6.B1" office:value-type="string">
            <text:p text:style-name="P10">Purpose</text:p>
          </table:table-cell>
        </table:table-row>
        <table:table-row>
          <table:table-cell table:style-name="Table6.A2" office:value-type="string">
            <text:p text:style-name="P9">func (o *outputData) Add(o2 *outputData) { </text:p>
            <text:p text:style-name="P9"><text:tab/>o.connected += o2.connected </text:p>
            <text:p text:style-name="P9"><text:tab/>o.listened += o2.listened </text:p>
            <text:p text:style-name="P9"><text:tab/>o.BER1 += o2.BER1 </text:p>
            <text:p text:style-name="P9"><text:tab/>o.BER2 += o2.BER2 </text:p>
            <text:p text:style-name="P9"><text:tab/>o.BER3 += o2.BER3 </text:p>
            <text:p text:style-name="P9"><text:tab/>o.d_connec += o2.d_connec </text:p>
            <text:p text:style-name="P9"><text:tab/>o.d_discon += o2.d_discon </text:p>
            <text:p text:style-name="P9"><text:tab/>o.d_lost += o2.d_lost </text:p>
            <text:p text:style-name="P9"><text:tab/>o.lost += o2.lost </text:p>
            <text:p text:style-name="P9"><text:tab/>o.Diversity += o2.Diversity </text:p>
            <text:p text:style-name="P9"><text:tab/>o.HopCount += o2.HopCount </text:p>
            <text:p text:style-name="P9">} </text:p>
          </table:table-cell>
          <table:table-cell table:style-name="Table6.B2" office:value-type="string">
            <text:p text:style-name="P9">This function is defined for the pointer to outputData structure. Because it is defined for the pointer to outpoutData, so we can modify the data fields of this structure. Here it is taking one input parameter of type pointer to outputData and adding it with the structure calling this function.</text:p>
          </table:table-cell>
        </table:table-row>
      </table:table>
      <text:p text:style-name="Standard"/>
      <text:p text:style-name="P1">func (o *outputData) Div(k float64):</text:p>
      <text:p text:style-name="P4"/>
      <table:table table:name="Table7" table:style-name="Table7">
        <table:table-column table:style-name="Table7.A"/>
        <table:table-column table:style-name="Table7.B"/>
        <table:table-row>
          <table:table-cell table:style-name="Table7.A1" office:value-type="string">
            <text:p text:style-name="P10">Commands/Codes/Statements</text:p>
          </table:table-cell>
          <table:table-cell table:style-name="Table7.B1" office:value-type="string">
            <text:p text:style-name="P10">Purpose</text:p>
          </table:table-cell>
        </table:table-row>
        <table:table-row>
          <table:table-cell table:style-name="Table7.A2" office:value-type="string">
            <text:p text:style-name="P9">func (o *outputData) Div(k float64) { </text:p>
            <text:p text:style-name="P9"><text:tab/>o.listened /= k </text:p>
            <text:p text:style-name="P9"><text:tab/>o.connected /= k </text:p>
            <text:p text:style-name="P9"><text:tab/>o.BER1 /= k </text:p>
            <text:p text:style-name="P9"><text:tab/>o.BER2 /= k </text:p>
            <text:p text:style-name="P9"><text:tab/>o.BER3 /= k </text:p>
            <text:p text:style-name="P9"><text:tab/>o.d_connec /= k </text:p>
            <text:p text:style-name="P9"><text:tab/>o.d_discon /= k </text:p>
            <text:p text:style-name="P9"><text:tab/>o.lost /= k </text:p>
            <text:p text:style-name="P9"><text:tab/>o.Diversity /= k </text:p>
            <text:p text:style-name="P9"><text:tab/>o.d_lost /= k </text:p>
            <text:p text:style-name="P9"><text:tab/>o.HopCount /= k </text:p>
            <text:p text:style-name="P9">}</text:p>
          </table:table-cell>
          <table:table-cell table:style-name="Table7.B2" office:value-type="string">
            <text:p text:style-name="P9">This function is used to divide all the output parameters with k. To calculate the mean value of each parameter, this function is used in conjunction with Add() function defined above.</text:p>
          </table:table-cell>
        </table:table-row>
      </table:table>
      <text:p text:style-name="Standard"/>
      <text:p text:style-name="P1">func (o outputData) String() string:</text:p>
      <text:p text:style-name="P4"/>
      <table:table table:name="Table8" table:style-name="Table8">
        <table:table-column table:style-name="Table8.A"/>
        <table:table-column table:style-name="Table8.B"/>
        <table:table-row>
          <table:table-cell table:style-name="Table8.A1" office:value-type="string">
            <text:p text:style-name="P10">Commands/Codes/Statements</text:p>
          </table:table-cell>
          <table:table-cell table:style-name="Table8.B1" office:value-type="string">
            <text:p text:style-name="P10">Purpose</text:p>
          </table:table-cell>
        </table:table-row>
        <table:table-row>
          <table:table-cell table:style-name="Table8.A2" office:value-type="string">
            <text:p text:style-name="P9">func (o outputData) String() string { </text:p>
            <text:p text:style-name="P9"><text:soft-page-break/><text:tab/>return fmt.Sprint(o.listened, "<text:tab/>", o.connected, "<text:tab/>", </text:p>
            <text:p text:style-name="P9"><text:tab/><text:tab/>o.BER1, "<text:tab/>", </text:p>
            <text:p text:style-name="P9"><text:tab/><text:tab/>o.BER2, "<text:tab/>", </text:p>
            <text:p text:style-name="P9"><text:tab/><text:tab/>o.BER3, "<text:tab/>", </text:p>
            <text:p text:style-name="P9"><text:tab/><text:tab/>o.d_connec, "<text:tab/>", </text:p>
            <text:p text:style-name="P9"><text:tab/><text:tab/>o.d_discon, "<text:tab/>", </text:p>
            <text:p text:style-name="P9"><text:tab/><text:tab/>o.lost, "<text:tab/>", </text:p>
            <text:p text:style-name="P9"><text:tab/><text:tab/>o.d_lost, "<text:tab/>", </text:p>
            <text:p text:style-name="P9"><text:tab/><text:tab/>o.Diversity, "<text:tab/>", </text:p>
            <text:p text:style-name="P9"><text:tab/><text:tab/>o.HopCount) </text:p>
            <text:p text:style-name="P9"/>
            <text:p text:style-name="P9">} </text:p>
          </table:table-cell>
          <table:table-cell table:style-name="Table8.B2" office:value-type="string">
            <text:p text:style-name="P9">This function is used to make all the output as a <text:soft-page-break/>string. We can not modify the outputData structure because this method is not called by the pointer to this structure.</text:p>
          </table:table-cell>
        </table:table-row>
      </table:table>
      <text:p text:style-name="Standard"/>
      <text:p text:style-name="P1">func printData():</text:p>
      <text:p text:style-name="P4"/>
      <table:table table:name="Table9" table:style-name="Table9">
        <table:table-column table:style-name="Table9.A"/>
        <table:table-column table:style-name="Table9.B"/>
        <table:table-row>
          <table:table-cell table:style-name="Table9.A1" office:value-type="string">
            <text:p text:style-name="P10">Commands/Codes/Statements</text:p>
          </table:table-cell>
          <table:table-cell table:style-name="Table9.B1" office:value-type="string">
            <text:p text:style-name="P10">Purpose</text:p>
          </table:table-cell>
        </table:table-row>
        <table:table-row>
          <table:table-cell table:style-name="Table9.A2" office:value-type="string">
            <text:p text:style-name="P9">func printData() { </text:p>
            <text:p text:style-name="P9"/>
            <text:p text:style-name="P9"><text:tab/>for r := range outChannel { </text:p>
            <text:p text:style-name="P9"><text:tab/><text:tab/>fmt.Println(r.k, "<text:tab/>", r.String()) </text:p>
            <text:p text:style-name="P9"><text:tab/>} </text:p>
            <text:p text:style-name="P9"/>
            <text:p text:style-name="P9">}</text:p>
          </table:table-cell>
          <table:table-cell table:style-name="Table9.B2" office:value-type="string">
            <text:p text:style-name="P9">This function is used to print all the output parameters. outChannel is the channel of outputData structure and defined just above this function.</text:p>
          </table:table-cell>
        </table:table-row>
      </table:table>
      <text:p text:style-name="Standard"/>
      <text:p text:style-name="P8">save.go file:</text:p>
      <text:p text:style-name="Standard">This file starts with the following piece of code.</text:p>
      <text:p text:style-name="P4"/>
      <table:table table:name="Table10" table:style-name="Table10">
        <table:table-column table:style-name="Table10.A"/>
        <table:table-column table:style-name="Table10.B"/>
        <table:table-row>
          <table:table-cell table:style-name="Table10.A1" office:value-type="string">
            <text:p text:style-name="P10">Commands/Codes/Statements</text:p>
          </table:table-cell>
          <table:table-cell table:style-name="Table10.B1" office:value-type="string">
            <text:p text:style-name="P10">Purpose</text:p>
          </table:table-cell>
        </table:table-row>
        <table:table-row>
          <table:table-cell table:style-name="Table10.A2" office:value-type="string">
            <text:p text:style-name="P9">package main </text:p>
            <text:p text:style-name="P9"/>
            <text:p text:style-name="P9">import s "synstation" </text:p>
            <text:p text:style-name="P9">import "os" </text:p>
            <text:p text:style-name="P9">import "fmt" </text:p>
            <text:p text:style-name="P9">import "bytes" </text:p>
            <text:p text:style-name="P9">import "encoding/binary" </text:p>
            <text:p text:style-name="P9">import "unsafe" </text:p>
          </table:table-cell>
          <table:table-cell table:style-name="Table10.B2" office:value-type="string">
            <text:p text:style-name="P9">It starts with package name it belongs to and of course it is package main. Then after importing different important packages.</text:p>
            <text:p text:style-name="P9"/>
            <text:p text:style-name="P9">synstation is a package defined by multiple files in the sub-directory synstation. It will be used with name s in the whole program.</text:p>
          </table:table-cell>
        </table:table-row>
        <table:table-row>
          <table:table-cell table:style-name="Table10.A2" office:value-type="string">
            <text:p text:style-name="P9">const MobileSaveID = 10 </text:p>
            <text:p text:style-name="P9"/>
            <text:p text:style-name="P9">var syncsavech chan int </text:p>
            <text:p text:style-name="P9"/>
            <text:p text:style-name="P9">var fadingChan chan int </text:p>
            <text:p text:style-name="P9"/>
            <text:p text:style-name="P9">var saveData []saveTraceItem</text:p>
          </table:table-cell>
          <table:table-cell table:style-name="Table10.B2" office:value-type="string">
            <text:p text:style-name="P9">MobileSaveID is a constant and equal to 10.</text:p>
            <text:p text:style-name="P9"/>
            <text:p text:style-name="P9">syncsavech and fadingChan are integer channels.</text:p>
            <text:p text:style-name="P9"/>
            <text:p text:style-name="P9">saveData is slice of type saveTraceItem which is a structure defined in this file under.</text:p>
          </table:table-cell>
        </table:table-row>
        <table:table-row>
          <table:table-cell table:style-name="Table10.A2" office:value-type="string">
            <text:p text:style-name="P9">type saveTraceItem struct { </text:p>
            <text:p text:style-name="P9"><text:soft-page-break/><text:tab/>save chan *s.Trace </text:p>
            <text:p text:style-name="P9">}</text:p>
          </table:table-cell>
          <table:table-cell table:style-name="Table10.B2" office:value-type="string">
            <text:p text:style-name="P9">saveTraceItem is a structure having a channel <text:soft-page-break/>pointer save pointing towards the structure Trace which is defined in trace.go(synstation package) file.</text:p>
          </table:table-cell>
        </table:table-row>
      </table:table>
      <text:p text:style-name="Standard"/>
      <text:p text:style-name="P1">func init():</text:p>
      <text:p text:style-name="P4"/>
      <table:table table:name="Table11" table:style-name="Table11">
        <table:table-column table:style-name="Table11.A"/>
        <table:table-column table:style-name="Table11.B"/>
        <table:table-row>
          <table:table-cell table:style-name="Table11.A1" office:value-type="string">
            <text:p text:style-name="P11">Commands/Codes/Statements</text:p>
          </table:table-cell>
          <table:table-cell table:style-name="Table11.B1" office:value-type="string">
            <text:p text:style-name="P11">Purpose</text:p>
          </table:table-cell>
        </table:table-row>
        <table:table-row>
          <table:table-cell table:style-name="Table11.A2" office:value-type="string">
            <text:p text:style-name="P12">func init() { </text:p>
            <text:p text:style-name="P12"/>
            <text:p text:style-name="P12">saveData = make([]saveTraceItem, 1000) </text:p>
            <text:p text:style-name="P12">saveData = saveData[0:0] </text:p>
            <text:p text:style-name="P12"/>
            <text:p text:style-name="P12">syncsavech = make(chan int) </text:p>
            <text:p text:style-name="P12"/>
            <text:p text:style-name="P12">saveData = append(saveData, CreateStart(BER, s.M, "BER")) </text:p>
            <text:p text:style-name="P12"/>
            <text:p text:style-name="P12">saveData = append(saveData, CreateStart(SNR, s.M, "SNR")) </text:p>
            <text:p text:style-name="P12"/>
            <text:p text:style-name="P12">saveData = append(saveData, CreateStart(InstSNR, s.M, "InstSNR")) </text:p>
            <text:p text:style-name="P12"/>
            <text:p text:style-name="P12">saveData = append(saveData, CreateStart(DIV, s.M, "DIV")) </text:p>
            <text:p text:style-name="P12"/>
            <text:p text:style-name="P12">saveData = append(saveData, CreateStart(Outage, s.M, "Outage")) </text:p>
            <text:p text:style-name="P12"/>
            <text:p text:style-name="P12">saveData = append(saveData, CreateStart(Ptxr, s.M, "Ptxr")) </text:p>
            <text:p text:style-name="P12"/>
            <text:p text:style-name="P12">saveData = append(saveData, CreateStart(PowerM, s.NCh, "PowerM")) </text:p>
            <text:p text:style-name="P12"/>
            <text:p text:style-name="P12">saveData = append(saveData, CreateStart(PrMaster, s.M, "PrMaster")) </text:p>
            <text:p text:style-name="P12"/>
            <text:p text:style-name="P12">saveData = append(saveData, CreateStart(TransferRate, s.M, "TransferRate")) </text:p>
            <text:p text:style-name="P12"/>
            <text:p text:style-name="P12">saveData = append(saveData, CreateStart(NumARB, s.M, "NumARB")) </text:p>
            <text:p text:style-name="P12"/>
            <text:p text:style-name="P12">saveData = append(saveData, CreateStart(DataTransfer, s.M, "DataTransfer")) </text:p>
            <text:p text:style-name="P12"/>
            <text:p text:style-name="P12"><text:soft-page-break/>fadingChan = make(chan int) </text:p>
            <text:p text:style-name="P12">go fadingSave(fadingChan) </text:p>
            <text:p text:style-name="P12"/>
            <text:p text:style-name="P12">} </text:p>
          </table:table-cell>
          <table:table-cell table:style-name="Table11.B2" office:value-type="string">
            <text:p text:style-name="P9">This function will execute before the main function.</text:p>
            <text:p text:style-name="P9">It initialize the channel saveData with buffer size of 1000. Then create a slice of it.</text:p>
            <text:p text:style-name="P9"/>
            <text:p text:style-name="P9">Similarly, syncsavech is initialized.</text:p>
            <text:p text:style-name="P9"/>
            <text:p text:style-name="P9">append() function appends the two slices and returns the slice.</text:p>
            <text:p text:style-name="P9"/>
            <text:p text:style-name="P9">CreateStart() is a function defined in the same file (save.go). This function takes inputs as a method name, an integer and a string. It returns the structure saveTraceItem. I am not sure what exactly this function does.</text:p>
            <text:p text:style-name="P9"/>
            <text:p text:style-name="P9">After, fadingChan is initialized and a subroutine<text:span text:style-name="T2"> fadingSave(fadingChan) is launched. </text:span></text:p>
            <text:p text:style-name="P9"><text:span text:style-name="T2"/></text:p>
            <text:p text:style-name="P9"><text:span text:style-name="T2">FadingSave() is a function defined under in the same file. It takes an integer channel as a parameter. I am not sure what this function does exactly.</text:span></text:p>
          </table:table-cell>
        </table:table-row>
      </table:table>
      <text:p text:style-name="P4"/>
      <text:p text:style-name="P19">func CreateStart(method func(t *s.Trace, i int) float64, m int, file string) saveTraceItem:</text:p>
      <text:p text:style-name="P4"/>
      <text:p text:style-name="P4"/>
      <table:table table:name="Table12" table:style-name="Table12">
        <table:table-column table:style-name="Table12.A" table:number-columns-repeated="2"/>
        <table:table-row>
          <table:table-cell table:style-name="Table12.A1" office:value-type="string">
            <text:p text:style-name="P11">Commands/Codes/Statements</text:p>
          </table:table-cell>
          <table:table-cell table:style-name="Table12.B1" office:value-type="string">
            <text:p text:style-name="P11">Purpose</text:p>
          </table:table-cell>
        </table:table-row>
        <table:table-row>
          <table:table-cell table:style-name="Table12.A2" office:value-type="string">
            <text:p text:style-name="P12">func CreateStart(method func(t *s.Trace, i int) float64, m int, file string) saveTraceItem {</text:p>
            <text:p text:style-name="P12"><text:tab/></text:p>
            <text:p text:style-name="P12">var a saveTraceItem</text:p>
            <text:p text:style-name="P12">a.save = make(chan *s.Trace, 1000)</text:p>
            <text:p text:style-name="P12"><text:tab/></text:p>
            <text:p text:style-name="P12">go a.save_binary_data(method, m, file)</text:p>
            <text:p text:style-name="P12">return a</text:p>
            <text:p text:style-name="P12">}</text:p>
          </table:table-cell>
          <table:table-cell table:style-name="Table12.B2" office:value-type="string">
            <text:p text:style-name="P12">This function declare a variable a of type structure saveTraceItem, then access the channel save defined as the only structure field using newly declared variable a. It initializes the channel with buffer size of 1000.</text:p>
            <text:p text:style-name="P12"/>
            <text:p text:style-name="P12">After launch a subroutine. The function save_binary_data() is defined under in the same file. It takes three parameters, a method, an integer and a string type.</text:p>
            <text:p text:style-name="P12"/>
            <text:p text:style-name="P12">This function then returns the structure variable a. </text:p>
          </table:table-cell>
        </table:table-row>
      </table:table>
      <text:p text:style-name="P4"/>
      <text:p text:style-name="P19">func (s *saveTraceItem) Stop():</text:p>
      <text:p text:style-name="P4"/>
      <table:table table:name="Table13" table:style-name="Table13">
        <table:table-column table:style-name="Table13.A" table:number-columns-repeated="2"/>
        <table:table-row>
          <table:table-cell table:style-name="Table13.A1" office:value-type="string">
            <text:p text:style-name="P11">Commands/Codes/Statements</text:p>
          </table:table-cell>
          <table:table-cell table:style-name="Table13.B1" office:value-type="string">
            <text:p text:style-name="P11">Purpose</text:p>
          </table:table-cell>
        </table:table-row>
        <table:table-row>
          <table:table-cell table:style-name="Table13.A2" office:value-type="string">
            <text:p text:style-name="P12">func (s *saveTraceItem) Stop() {</text:p>
            <text:p text:style-name="P12"><text:tab/>close(s.save)</text:p>
            <text:p text:style-name="P12"><text:tab/>&lt;-syncsavech</text:p>
            <text:p text:style-name="P12">}</text:p>
          </table:table-cell>
          <table:table-cell table:style-name="Table13.B2" office:value-type="string">
            <text:p text:style-name="P12">This function close the channel save (save is the channel defined in the structure saveTraceItem).</text:p>
            <text:p text:style-name="P12">&lt;-syncsavech.......?????</text:p>
            <text:p text:style-name="P12"/>
            <text:p text:style-name="P12">This function is called by a function StopSave() which is defined under in the same file.</text:p>
          </table:table-cell>
        </table:table-row>
      </table:table>
      <text:p text:style-name="P4"/>
      <text:p text:style-name="P1">Different functions:</text:p>
      <text:p text:style-name="P4"/>
      <table:table table:name="Table14" table:style-name="Table14">
        <table:table-column table:style-name="Table14.A" table:number-columns-repeated="2"/>
        <table:table-row>
          <table:table-cell table:style-name="Table14.A1" office:value-type="string">
            <text:p text:style-name="P11">Commands/Codes/Statements</text:p>
          </table:table-cell>
          <table:table-cell table:style-name="Table14.B1" office:value-type="string">
            <text:p text:style-name="P11">Purpose</text:p>
          </table:table-cell>
        </table:table-row>
        <table:table-row>
          <table:table-cell table:style-name="Table14.A2" office:value-type="string">
            <text:p text:style-name="P12">func MaxBER(t *s.Trace, i int) float64 <text:s text:c="6"/>{ return t.Mobs[i].MaxBER }</text:p>
            <text:p text:style-name="P12">func InstMaxBER(t *s.Trace, i int) float64 <text:s text:c="2"/>{ return t.Mobs[i].InstMaxBER }</text:p>
            <text:p text:style-name="P12">func BER(t *s.Trace, i int) float64 <text:s text:c="9"/>{ return t.Mobs[i].BERtotal }</text:p>
            <text:p text:style-name="P12">func SNR(t *s.Trace, i int) float64 <text:s text:c="9"/>{ return t.Mobs[i].SNRb }</text:p>
            <text:p text:style-name="P12">func InstSNR(t *s.Trace, i int) float64 <text:s text:c="5"/>{ return <text:soft-page-break/>t.Mobs[i].InstSNR }</text:p>
            <text:p text:style-name="P12">func CH(t *s.Trace, i int) float64 <text:s text:c="10"/>{ return float64(t.Mobs[i].GetFirstRB()) }</text:p>
            <text:p text:style-name="P12"/>
            <text:p text:style-name="P12">func DIV(t *s.Trace, i int) float64 <text:s text:c="9"/>{ return float64(t.Mobs[i].Diversity) }</text:p>
            <text:p text:style-name="P12"/>
            <text:p text:style-name="P12">func Outage(t *s.Trace, i int) float64 <text:s text:c="6"/>{ return float64(t.Mobs[i].Outage) }</text:p>
            <text:p text:style-name="P12"/>
            <text:p text:style-name="P12">func Ptxr(t *s.Trace, i int) float64 <text:s text:c="8"/>{ return float64(t.Mobs[i].GetMeanPower()) }</text:p>
            <text:p text:style-name="P12"/>
            <text:p text:style-name="P12">func PowerM(t *s.Trace, i int) float64 <text:s text:c="6"/>{ return float64(t.Mobs[MobileSaveID].Power[i]) }</text:p>
            <text:p text:style-name="P12"/>
            <text:p text:style-name="P12">func PrMaster(t *s.Trace, i int) float64 <text:s text:c="4"/>{ return float64(t.Mobs[i].PrMaster) }</text:p>
            <text:p text:style-name="P12"/>
            <text:p text:style-name="P12">func TransferRate(t *s.Trace, i int) float64 { return float64(t.Mobs[i].TransferRate) }</text:p>
            <text:p text:style-name="P12"/>
            <text:p text:style-name="P12">func NumARB(t *s.Trace, i int) float64 { return float64(t.Mobs[i].GetNumARB()) }</text:p>
            <text:p text:style-name="P12"/>
            <text:p text:style-name="P12">func DataTransfer(t *s.Trace, i int) float64 { return float64(t.Mobs[i].GetDataState()) }</text:p>
          </table:table-cell>
          <table:table-cell table:style-name="Table14.B2" office:value-type="string">
            <text:p text:style-name="P12">These functions defined to access different parameters. Trace is a structure defined in trace.go(synstation package) file. Each function returns the corresponding parameter, i.e., maximum BER, instant maximum BER, total BER, SNR, instant SNR etc.</text:p>
          </table:table-cell>
        </table:table-row>
      </table:table>
      <text:p text:style-name="Standard"/>
      <text:p text:style-name="P19">func StopSave():</text:p>
      <text:p text:style-name="Standard"/>
      <table:table table:name="Table15" table:style-name="Table15">
        <table:table-column table:style-name="Table15.A" table:number-columns-repeated="2"/>
        <table:table-row>
          <table:table-cell table:style-name="Table15.A1" office:value-type="string">
            <text:p text:style-name="P11">Commands/Codes/Statements</text:p>
          </table:table-cell>
          <table:table-cell table:style-name="Table15.B1" office:value-type="string">
            <text:p text:style-name="P11">Purpose</text:p>
          </table:table-cell>
        </table:table-row>
        <table:table-row>
          <table:table-cell table:style-name="Table15.A2" office:value-type="string">
            <text:p text:style-name="Table_20_Contents">func StopSave() {<text:tab/></text:p>
            <text:p text:style-name="Table_20_Contents"><text:tab/>for i := 0; i &lt; len(saveData); i++ {<text:tab/><text:tab/></text:p>
            <text:p text:style-name="Table_20_Contents"><text:tab/><text:tab/>a := saveData[i]</text:p>
            <text:p text:style-name="Table_20_Contents"><text:tab/><text:tab/>a.Stop()</text:p>
            <text:p text:style-name="Table_20_Contents"><text:tab/>}</text:p>
            <text:p text:style-name="Table_20_Contents"></text:p>
            <text:p text:style-name="Table_20_Contents"><text:tab/>close(fadingChan)</text:p>
            <text:p text:style-name="Table_20_Contents">}</text:p>
          </table:table-cell>
          <table:table-cell table:style-name="Table15.B2" office:value-type="string">
            <text:p text:style-name="Table_20_Contents">This function is called by the main() at the end of main().</text:p>
            <text:p text:style-name="Table_20_Contents"/>
            <text:p text:style-name="Table_20_Contents">This function save all the data and stop the channel using the Stop() function (defined above in the same file).</text:p>
            <text:p text:style-name="Table_20_Contents"/>
            <text:p text:style-name="Table_20_Contents">It also closes the fadingChan channel.</text:p>
          </table:table-cell>
        </table:table-row>
      </table:table>
      <text:p text:style-name="Standard"/>
      <text:p text:style-name="P19">func sendTrace(t *s.Trace):</text:p>
      <text:p text:style-name="Standard"/>
      <table:table table:name="Table16" table:style-name="Table16">
        <table:table-column table:style-name="Table16.A" table:number-columns-repeated="2"/>
        <table:table-row>
          <table:table-cell table:style-name="Table16.A1" office:value-type="string">
            <text:p text:style-name="P11">Commands/Codes/Statements</text:p>
          </table:table-cell>
          <table:table-cell table:style-name="Table16.B1" office:value-type="string">
            <text:p text:style-name="P11">Purpose</text:p>
          </table:table-cell>
        </table:table-row>
        <table:table-row>
          <table:table-cell table:style-name="Table16.A2" office:value-type="string">
            <text:p text:style-name="Table_20_Contents">func sendTrace(t *s.Trace) {</text:p>
            <text:p text:style-name="Table_20_Contents"><text:tab/></text:p>
            <text:p text:style-name="Table_20_Contents"><text:soft-page-break/>go func(t *s.Trace){</text:p>
            <text:p text:style-name="Table_20_Contents"><text:tab/>for i := 0; i &lt; len(saveData); i++ {</text:p>
            <text:p text:style-name="Table_20_Contents"><text:tab/><text:tab/> saveData[i].save &lt;- t</text:p>
            <text:p text:style-name="Table_20_Contents"><text:tab/><text:tab/> &lt;- t.Done</text:p>
            <text:p text:style-name="Table_20_Contents"><text:tab/>}</text:p>
            <text:p text:style-name="Table_20_Contents"><text:tab/>s.ReturnTrace &lt;- t</text:p>
            <text:p text:style-name="Table_20_Contents">}(t)</text:p>
            <text:p text:style-name="Table_20_Contents"><text:tab/></text:p>
            <text:p text:style-name="Table_20_Contents">fadingChan &lt;- 1</text:p>
            <text:p text:style-name="Table_20_Contents">&lt;-fadingChan</text:p>
            <text:p text:style-name="Table_20_Contents">}</text:p>
          </table:table-cell>
          <table:table-cell table:style-name="Table16.B2" office:value-type="string">
            <text:p text:style-name="Table_20_Contents"/>
          </table:table-cell>
        </table:table-row>
      </table:table>
      <text:p text:style-name="Standard"/>
      <text:p text:style-name="P20">func (sT *saveTraceItem) save_binary_data(method func(t *s.Trace, i int) float64, m int, file string):</text:p>
      <text:p text:style-name="Standard"/>
      <table:table table:name="Table17" table:style-name="Table17">
        <table:table-column table:style-name="Table17.A" table:number-columns-repeated="2"/>
        <table:table-row>
          <table:table-cell table:style-name="Table17.A1" office:value-type="string">
            <text:p text:style-name="P11">Commands/Codes/Statements</text:p>
          </table:table-cell>
          <table:table-cell table:style-name="Table17.B1" office:value-type="string">
            <text:p text:style-name="P11">Purpose</text:p>
          </table:table-cell>
        </table:table-row>
        <table:table-row>
          <table:table-cell table:style-name="Table17.A2" office:value-type="string">
            <text:p text:style-name="Table_20_Contents">func (sT *saveTraceItem) save_binary_data(method func(t *s.Trace, i int) float64, m int, file string) {</text:p>
            <text:p text:style-name="Table_20_Contents"></text:p>
            <text:p text:style-name="Table_20_Contents"><text:tab/>os.Remove(file + ".mat")</text:p>
            <text:p text:style-name="Table_20_Contents"><text:tab/>os, err := os.OpenFile(file+".mat", os.O_WRONLY|os.O_CREATE, 0666)</text:p>
            <text:p text:style-name="Table_20_Contents"><text:tab/>if err != nil {</text:p>
            <text:p text:style-name="Table_20_Contents"><text:tab/><text:tab/>return</text:p>
            <text:p text:style-name="Table_20_Contents"><text:tab/>}</text:p>
            <text:p text:style-name="Table_20_Contents"><text:tab/>defer os.Close()</text:p>
            <text:p text:style-name="Table_20_Contents"></text:p>
            <text:p text:style-name="Table_20_Contents"><text:tab/>var bb []byte</text:p>
            <text:p text:style-name="Table_20_Contents"><text:tab/>bb = make([]byte, 4)</text:p>
            <text:p text:style-name="Table_20_Contents"></text:p>
            <text:p text:style-name="Table_20_Contents"><text:tab/>os.WriteString("Octave-1-L")</text:p>
            <text:p text:style-name="Table_20_Contents"><text:tab/>var float_type [1]byte</text:p>
            <text:p text:style-name="Table_20_Contents"><text:tab/>float_type[0] = 0</text:p>
            <text:p text:style-name="Table_20_Contents"><text:tab/>os.Write(float_type[:])</text:p>
            <text:p text:style-name="Table_20_Contents"></text:p>
            <text:p text:style-name="Table_20_Contents"><text:tab/>binary.LittleEndian.PutUint32(bb[:], uint32(len(file)))</text:p>
            <text:p text:style-name="Table_20_Contents"><text:tab/>os.Write(bb)</text:p>
            <text:p text:style-name="Table_20_Contents"></text:p>
            <text:p text:style-name="Table_20_Contents"><text:tab/>os.WriteString(file)</text:p>
            <text:p text:style-name="Table_20_Contents"></text:p>
            <text:p text:style-name="Table_20_Contents"><text:tab/>block := []byte{0x00, 0x00, 0x00, 0x00, 0x00, 0xff, 0x06, 0x00, 0x00, 0x00, 0x6d, 0x61, 0x74, 0x72, 0x69, 0x78, 0xfe, 0xff, 0xff, 0xff}</text:p>
            <text:p text:style-name="Table_20_Contents"></text:p>
            <text:p text:style-name="Table_20_Contents"><text:tab/>os.Write(block)</text:p>
            <text:p text:style-name="Table_20_Contents"><text:soft-page-break/></text:p>
            <text:p text:style-name="Table_20_Contents"><text:tab/>binary.LittleEndian.PutUint32(bb, uint32(m))</text:p>
            <text:p text:style-name="Table_20_Contents"><text:tab/>os.Write(bb)</text:p>
            <text:p text:style-name="Table_20_Contents"></text:p>
            <text:p text:style-name="Table_20_Contents"><text:tab/>binary.LittleEndian.PutUint32(bb, uint32(s.Duration))</text:p>
            <text:p text:style-name="Table_20_Contents"><text:tab/>os.Write(bb)</text:p>
            <text:p text:style-name="Table_20_Contents"></text:p>
            <text:p text:style-name="Table_20_Contents"><text:tab/>bb[0] = 6</text:p>
            <text:p text:style-name="Table_20_Contents"><text:tab/>bb[1] = 0</text:p>
            <text:p text:style-name="Table_20_Contents"><text:tab/>os.Write(bb[0:1])</text:p>
            <text:p text:style-name="Table_20_Contents"></text:p>
            <text:p text:style-name="Table_20_Contents"><text:tab/>myfloat := float32(1)</text:p>
            <text:p text:style-name="Table_20_Contents"></text:p>
            <text:p text:style-name="Table_20_Contents"><text:tab/>var bb2 [4]byte</text:p>
            <text:p text:style-name="Table_20_Contents"></text:p>
            <text:p text:style-name="Table_20_Contents"><text:tab/>for t := range sT.save {</text:p>
            <text:p text:style-name="Table_20_Contents"></text:p>
            <text:p text:style-name="Table_20_Contents"><text:tab/><text:tab/>buffer := bytes.NewBufferString("")</text:p>
            <text:p text:style-name="Table_20_Contents"></text:p>
            <text:p text:style-name="Table_20_Contents"><text:tab/><text:tab/>for i := 0; i &lt; m; i++ {</text:p>
            <text:p text:style-name="Table_20_Contents"><text:tab/><text:tab/><text:tab/>myfloat = float32(method(t, i))</text:p>
            <text:p text:style-name="Table_20_Contents"><text:tab/><text:tab/><text:tab/>bb2 = *(*[4]byte)(unsafe.Pointer(&amp;myfloat))</text:p>
            <text:p text:style-name="Table_20_Contents"><text:tab/><text:tab/><text:tab/>buffer.Write(bb2[:])</text:p>
            <text:p text:style-name="Table_20_Contents"><text:tab/><text:tab/>}</text:p>
            <text:p text:style-name="Table_20_Contents"></text:p>
            <text:p text:style-name="Table_20_Contents"><text:tab/><text:tab/>os.Write(buffer.Bytes())</text:p>
            <text:p text:style-name="Table_20_Contents"></text:p>
            <text:p text:style-name="Table_20_Contents"><text:tab/><text:tab/>t.Done &lt;- 1</text:p>
            <text:p text:style-name="Table_20_Contents"></text:p>
            <text:p text:style-name="Table_20_Contents"><text:tab/>}</text:p>
            <text:p text:style-name="Table_20_Contents"></text:p>
            <text:p text:style-name="Table_20_Contents"><text:tab/>os.Close()</text:p>
            <text:p text:style-name="Table_20_Contents"></text:p>
            <text:p text:style-name="Table_20_Contents"><text:tab/>syncsavech &lt;- 1</text:p>
            <text:p text:style-name="Table_20_Contents"></text:p>
            <text:p text:style-name="Table_20_Contents">}</text:p>
          </table:table-cell>
          <table:table-cell table:style-name="Table17.B2" office:value-type="string">
            <text:p text:style-name="Table_20_Contents"/>
          </table:table-cell>
        </table:table-row>
      </table:table>
      <text:p text:style-name="Standard"/>
      <text:p text:style-name="P20">func SaveToFile(Mobiles []s.Mob, dbs []s.DBS):</text:p>
      <text:p text:style-name="Standard"/>
      <table:table table:name="Table18" table:style-name="Table18">
        <table:table-column table:style-name="Table18.A" table:number-columns-repeated="2"/>
        <table:table-row>
          <table:table-cell table:style-name="Table18.A1" office:value-type="string">
            <text:p text:style-name="P11">Commands/Codes/Statements</text:p>
          </table:table-cell>
          <table:table-cell table:style-name="Table18.B1" office:value-type="string">
            <text:p text:style-name="P11">Purpose</text:p>
          </table:table-cell>
        </table:table-row>
        <table:table-row>
          <table:table-cell table:style-name="Table18.A2" office:value-type="string">
            <text:p text:style-name="Table_20_Contents">func SaveToFile(Mobiles []s.Mob, dbs []s.DBS) {</text:p>
            <text:p text:style-name="Table_20_Contents"></text:p>
            <text:p text:style-name="Table_20_Contents"><text:soft-page-break/><text:tab/>os.Remove("out.mat")</text:p>
            <text:p text:style-name="Table_20_Contents"><text:tab/>outF, err := os.OpenFile("out.mat", os.O_WRONLY|os.O_CREATE, 0666)</text:p>
            <text:p text:style-name="Table_20_Contents"></text:p>
            <text:p text:style-name="Table_20_Contents"><text:tab/>fmt.Println(err)</text:p>
            <text:p text:style-name="Table_20_Contents"></text:p>
            <text:p text:style-name="Table_20_Contents"><text:tab/>outF.WriteString(fmt.Sprintln("# name: Ptxr\n# type: matrix\n# rows: ", s.M, "\n# columns: ", 1))</text:p>
            <text:p text:style-name="Table_20_Contents"><text:tab/>for i := 0; i &lt; s.M; i++ {</text:p>
            <text:p text:style-name="Table_20_Contents"><text:tab/><text:tab/>outF.WriteString(fmt.Sprintln(Mobiles[i].GetMeanPower(),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Pr\n# type: matrix\n# rows: ", s.M, "\n# columns: ", 1))</text:p>
            <text:p text:style-name="Table_20_Contents"><text:tab/>for i := 0; i &lt; s.M; i++ {</text:p>
            <text:p text:style-name="Table_20_Contents"><text:tab/><text:tab/>if Mobiles[i].GetMasterConnec() != nil {</text:p>
            <text:p text:style-name="Table_20_Contents"><text:tab/><text:tab/><text:tab/>outF.WriteString(fmt.Sprintln(Mobiles[i].GetMasterConnec().GetMeanPr(), " "))</text:p>
            <text:p text:style-name="Table_20_Contents"><text:tab/><text:tab/>} else {</text:p>
            <text:p text:style-name="Table_20_Contents"><text:tab/><text:tab/><text:tab/>outF.WriteString(fmt.Sprintln(-1, " "))</text:p>
            <text:p text:style-name="Table_20_Contents"><text:tab/><text:tab/>}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Div\n# type: matrix\n# rows: ", s.M, "\n# columns: ", 1))</text:p>
            <text:p text:style-name="Table_20_Contents"><text:tab/>for i := 0; i &lt; s.M; i++ {</text:p>
            <text:p text:style-name="Table_20_Contents"><text:tab/><text:tab/>outF.WriteString(fmt.Sprintln(Mobiles[i].Diversity, " "))</text:p>
            <text:p text:style-name="Table_20_Contents"></text:p>
            <text:p text:style-name="Table_20_Contents"><text:tab/>}</text:p>
            <text:p text:style-name="Table_20_Contents"><text:tab/>outF.WriteString("\n")</text:p>
            <text:p text:style-name="Table_20_Contents"></text:p>
            <text:p text:style-name="Table_20_Contents"><text:soft-page-break/><text:tab/>outF.WriteString(fmt.Sprintln("# name: BERt\n# type: matrix\n# rows: ", s.M, "\n# columns: ", 1))</text:p>
            <text:p text:style-name="Table_20_Contents"><text:tab/>for i := 0; i &lt; s.M; i++ {</text:p>
            <text:p text:style-name="Table_20_Contents"><text:tab/><text:tab/>outF.WriteString(fmt.Sprintln(Mobiles[i].BERtotal,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MaxSNR\n# type: matrix\n# rows: ", s.M, "\n# columns: ", 1))</text:p>
            <text:p text:style-name="Table_20_Contents"><text:tab/>for i := 0; i &lt; s.M; i++ {</text:p>
            <text:p text:style-name="Table_20_Contents"><text:tab/><text:tab/>outF.WriteString(fmt.Sprintln(Mobiles[i].SNRb,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MaxBER\n# type: matrix\n# rows: ", s.M, "\n# columns: ", 1))</text:p>
            <text:p text:style-name="Table_20_Contents"><text:tab/>for i := 0; i &lt; s.M; i++ {</text:p>
            <text:p text:style-name="Table_20_Contents"><text:tab/><text:tab/>outF.WriteString(fmt.Sprintln(Mobiles[i].MaxBER,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Ch\n# type: matrix\n# rows: ", s.M, "\n# columns: ", 1))</text:p>
            <text:p text:style-name="Table_20_Contents"><text:tab/>for i := 0; i &lt; s.M; i++ {</text:p>
            <text:p text:style-name="Table_20_Contents"><text:tab/><text:tab/>outF.WriteString(fmt.Sprintln(Mobiles[i].GetFirstRB(), " "))</text:p>
            <text:p text:style-name="Table_20_Contents"></text:p>
            <text:p text:style-name="Table_20_Contents"><text:tab/>}</text:p>
            <text:p text:style-name="Table_20_Contents"><text:tab/>outF.WriteString("\n")</text:p>
            <text:p text:style-name="Table_20_Contents"></text:p>
            <text:p text:style-name="Table_20_Contents"><text:soft-page-break/><text:tab/>outF.WriteString(fmt.Sprintln("# name: XX\n# type: matrix\n# rows: ", s.M, "\n# columns: ", 1))</text:p>
            <text:p text:style-name="Table_20_Contents"><text:tab/>for i := 0; i &lt; s.M; i++ {</text:p>
            <text:p text:style-name="Table_20_Contents"><text:tab/><text:tab/>outF.WriteString(fmt.Sprintln(Mobiles[i].Pos.X,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YY\n# type: matrix\n# rows: ", s.M, "\n# columns: ", 1))</text:p>
            <text:p text:style-name="Table_20_Contents"><text:tab/>for i := 0; i &lt; s.M; i++ {</text:p>
            <text:p text:style-name="Table_20_Contents"><text:tab/><text:tab/>outF.WriteString(fmt.Sprintln(Mobiles[i].Pos.Y, " "))</text:p>
            <text:p text:style-name="Table_20_Contents"></text:p>
            <text:p text:style-name="Table_20_Contents"><text:tab/>}</text:p>
            <text:p text:style-name="Table_20_Contents"></text:p>
            <text:p text:style-name="Table_20_Contents"><text:tab/>outF.WriteString(fmt.Sprintln("# name: Speed\n# type: matrix\n# rows: ", s.M, "\n# columns: ", 2))</text:p>
            <text:p text:style-name="Table_20_Contents"><text:tab/>for i := 0; i &lt; s.M; i++ {</text:p>
            <text:p text:style-name="Table_20_Contents"><text:tab/><text:tab/>outF.WriteString(fmt.Sprintln(Mobiles[i].Speed[0], Mobiles[i].Speed[1], " "))</text:p>
            <text:p text:style-name="Table_20_Contents"></text:p>
            <text:p text:style-name="Table_20_Contents"><text:tab/>}</text:p>
            <text:p text:style-name="Table_20_Contents"><text:tab/>outF.WriteString("\n")</text:p>
            <text:p text:style-name="Table_20_Contents"></text:p>
            <text:p text:style-name="Table_20_Contents"><text:tab/>outF.WriteString(fmt.Sprintln("# name: XYD\n# type: matrix\n# rows: ", s.D, "\n# columns: ", 3))</text:p>
            <text:p text:style-name="Table_20_Contents"><text:tab/>for i := 0; i &lt; s.D; i++ {</text:p>
            <text:p text:style-name="Table_20_Contents"><text:tab/><text:tab/>outF.WriteString(fmt.Sprintln(dbs[i].Pos.X, " ", dbs[i].Pos.Y, " ", dbs[i].Color, " "))</text:p>
            <text:p text:style-name="Table_20_Contents"></text:p>
            <text:p text:style-name="Table_20_Contents"><text:tab/>}</text:p>
            <text:p text:style-name="Table_20_Contents"><text:tab/>outF.WriteString("\n")</text:p>
            <text:p text:style-name="Table_20_Contents"></text:p>
            <text:p text:style-name="Table_20_Contents"><text:tab/>outF.Close()</text:p>
            <text:p text:style-name="Table_20_Contents"><text:soft-page-break/></text:p>
            <text:p text:style-name="Table_20_Contents">}</text:p>
          </table:table-cell>
          <table:table-cell table:style-name="Table18.B2" office:value-type="string">
            <text:p text:style-name="Table_20_Contents"/>
          </table:table-cell>
        </table:table-row>
      </table:table>
      <text:p text:style-name="Standard"/>
      <text:p text:style-name="P19">func fadingSave(c chan int):</text:p>
      <text:p text:style-name="Standard"/>
      <table:table table:name="Table19" table:style-name="Table19">
        <table:table-column table:style-name="Table19.A" table:number-columns-repeated="2"/>
        <table:table-row>
          <table:table-cell table:style-name="Table19.A1" office:value-type="string">
            <text:p text:style-name="P11">Commands/Codes/Statements</text:p>
          </table:table-cell>
          <table:table-cell table:style-name="Table19.B1" office:value-type="string">
            <text:p text:style-name="P11">Purpose</text:p>
          </table:table-cell>
        </table:table-row>
        <table:table-row>
          <table:table-cell table:style-name="Table19.A2" office:value-type="string">
            <text:p text:style-name="Table_20_Contents">func fadingSave(c chan int) {</text:p>
            <text:p text:style-name="Table_20_Contents"></text:p>
            <text:p text:style-name="Table_20_Contents"><text:tab/>os.Remove("fading.mat")</text:p>
            <text:p text:style-name="Table_20_Contents"><text:tab/>fadingF, err := os.OpenFile("fading.mat", os.O_WRONLY|os.O_CREATE, 0666)</text:p>
            <text:p text:style-name="Table_20_Contents"><text:tab/>fmt.Println(err)</text:p>
            <text:p text:style-name="Table_20_Contents"><text:tab/>fadingF.WriteString(fmt.Sprintln("# name: fading\n# type: matrix\n# rows: ", s.Duration, "\n# columns: ", s.NCh))<text:tab/></text:p>
            <text:p text:style-name="Table_20_Contents"></text:p>
            <text:p text:style-name="Table_20_Contents"><text:tab/>for _ = range c {</text:p>
            <text:p text:style-name="Table_20_Contents"></text:p>
            <text:p text:style-name="Table_20_Contents"><text:tab/><text:tab/>if s.Mobiles[MobileSaveID].MasterConnection != nil {</text:p>
            <text:p text:style-name="Table_20_Contents"><text:tab/><text:tab/><text:tab/>ffR := s.Mobiles[MobileSaveID].MasterConnection.GetInstantSNIR()</text:p>
            <text:p text:style-name="Table_20_Contents"><text:tab/><text:tab/><text:tab/>buffer := bytes.NewBufferString("")</text:p>
            <text:p text:style-name="Table_20_Contents"><text:tab/><text:tab/><text:tab/>for _, a := range ffR {</text:p>
            <text:p text:style-name="Table_20_Contents"><text:tab/><text:tab/><text:tab/><text:tab/>fmt.Fprint(buffer, a)</text:p>
            <text:p text:style-name="Table_20_Contents"><text:tab/><text:tab/><text:tab/><text:tab/>fmt.Fprint(buffer, " ")</text:p>
            <text:p text:style-name="Table_20_Contents"><text:tab/><text:tab/><text:tab/>}</text:p>
            <text:p text:style-name="Table_20_Contents"><text:tab/><text:tab/><text:tab/>fadingF.WriteString(string(buffer.Bytes()))</text:p>
            <text:p text:style-name="Table_20_Contents"></text:p>
            <text:p text:style-name="Table_20_Contents"><text:tab/><text:tab/>} else {</text:p>
            <text:p text:style-name="Table_20_Contents"></text:p>
            <text:p text:style-name="Table_20_Contents"><text:tab/><text:tab/><text:tab/>buffer := bytes.NewBufferString("")</text:p>
            <text:p text:style-name="Table_20_Contents"><text:tab/><text:tab/><text:tab/>for i := 0; i &lt; s.NCh; i++ {</text:p>
            <text:p text:style-name="Table_20_Contents"><text:tab/><text:tab/><text:tab/><text:tab/>fmt.Fprint(buffer, float64(0.0))</text:p>
            <text:p text:style-name="Table_20_Contents"><text:tab/><text:tab/><text:tab/><text:tab/>fmt.Fprint(buffer, " ")</text:p>
            <text:p text:style-name="Table_20_Contents"><text:tab/><text:tab/><text:tab/>}</text:p>
            <text:p text:style-name="Table_20_Contents"><text:tab/><text:tab/><text:tab/>fadingF.WriteString(string(buffer.Bytes()))</text:p>
            <text:p text:style-name="Table_20_Contents"><text:tab/><text:tab/>}</text:p>
            <text:p text:style-name="Table_20_Contents"><text:soft-page-break/></text:p>
            <text:p text:style-name="Table_20_Contents"><text:tab/><text:tab/>fadingF.WriteString("\n")</text:p>
            <text:p text:style-name="Table_20_Contents"><text:tab/><text:tab/>c &lt;- 1</text:p>
            <text:p text:style-name="Table_20_Contents"><text:tab/>}</text:p>
            <text:p text:style-name="Table_20_Contents"></text:p>
            <text:p text:style-name="Table_20_Contents"><text:tab/>fadingF.Close()</text:p>
            <text:p text:style-name="Table_20_Contents"></text:p>
            <text:p text:style-name="Table_20_Contents">}</text:p>
          </table:table-cell>
          <table:table-cell table:style-name="Table19.B2" office:value-type="string">
            <text:p text:style-name="Table_20_Contents"/>
          </table:table-cell>
        </table:table-row>
      </table:table>
      <text:p text:style-name="Standard"/>
      <text:p text:style-name="Standard"/>
      <text:p text:style-name="P8">agent.go file:</text:p>
      <text:p text:style-name="P4">This file starts with the following piece of code:</text:p>
      <text:p text:style-name="P4"/>
      <table:table table:name="Table20" table:style-name="Table20">
        <table:table-column table:style-name="Table20.A" table:number-columns-repeated="2"/>
        <table:table-row>
          <table:table-cell table:style-name="Table20.A1" office:value-type="string">
            <text:p text:style-name="P11">Commands/Codes/Statements</text:p>
          </table:table-cell>
          <table:table-cell table:style-name="Table20.B1" office:value-type="string">
            <text:p text:style-name="P11">Purpose</text:p>
          </table:table-cell>
        </table:table-row>
        <table:table-row>
          <table:table-cell table:style-name="Table20.A2" office:value-type="string">
            <text:p text:style-name="P12">package synstation</text:p>
          </table:table-cell>
          <table:table-cell table:style-name="Table20.B2" office:value-type="string">
            <text:p text:style-name="P12">This source file belongs to package synstation</text:p>
          </table:table-cell>
        </table:table-row>
        <table:table-row>
          <table:table-cell table:style-name="Table20.A2" office:value-type="string">
            <text:p text:style-name="P12">type Agent interface {</text:p>
            <text:p text:style-name="P12"><text:tab/>RunPhys()</text:p>
            <text:p text:style-name="P12"><text:tab/>FetchData()</text:p>
            <text:p text:style-name="P12"><text:tab/>RunAgent()</text:p>
            <text:p text:style-name="P12">}</text:p>
            <text:p text:style-name="P12"></text:p>
            <text:p text:style-name="P12"></text:p>
            <text:p text:style-name="P12">func syncThread() { SyncChannel &lt;- 1 }</text:p>
            <text:p text:style-name="P12"></text:p>
            <text:p text:style-name="P12"></text:p>
            <text:p text:style-name="P12">func Sync(k int) {</text:p>
            <text:p text:style-name="P12"><text:tab/>for n := 0; n &lt; k; n++ {</text:p>
            <text:p text:style-name="P12"><text:tab/><text:tab/>&lt;-SyncChannel</text:p>
            <text:p text:style-name="P12"><text:tab/>}</text:p>
            <text:p text:style-name="P12">}</text:p>
            <text:p text:style-name="P12"></text:p>
            <text:p text:style-name="P12">func GoRunPhys() {</text:p>
            <text:p text:style-name="P12"></text:p>
            <text:p text:style-name="P12"></text:p>
            <text:p text:style-name="P12"><text:tab/>for i := range Synstations {</text:p>
            <text:p text:style-name="P12"><text:tab/><text:tab/>go func(i int) {</text:p>
            <text:p text:style-name="P12"><text:tab/><text:tab/><text:tab/>Synstations[i].RunPhys()</text:p>
            <text:p text:style-name="P12"><text:tab/><text:tab/>}(i)</text:p>
            <text:p text:style-name="P12"></text:p>
            <text:p text:style-name="P12"><text:tab/>}</text:p>
            <text:p text:style-name="P12"><text:tab/>Sync(D)</text:p>
            <text:p text:style-name="P12">}</text:p>
            <text:p text:style-name="P12"></text:p>
            <text:p text:style-name="P12"></text:p>
            <text:p text:style-name="P12">func GoFetchData() {</text:p>
            <text:p text:style-name="P12"></text:p>
            <text:p text:style-name="P12"><text:tab/>for i := range Mobiles {</text:p>
            <text:p text:style-name="P12"><text:soft-page-break/><text:tab/><text:tab/>go func(i int) {</text:p>
            <text:p text:style-name="P12"><text:tab/><text:tab/><text:tab/>Mobiles[i].FetchData()</text:p>
            <text:p text:style-name="P12"><text:tab/><text:tab/>}(i)</text:p>
            <text:p text:style-name="P12"><text:tab/>}</text:p>
            <text:p text:style-name="P12">}</text:p>
            <text:p text:style-name="P12"></text:p>
            <text:p text:style-name="P12"></text:p>
            <text:p text:style-name="P12">func GoRunAgent() {</text:p>
            <text:p text:style-name="P12"></text:p>
            <text:p text:style-name="P12"><text:tab/>for i := range Agents {</text:p>
            <text:p text:style-name="P12"><text:tab/><text:tab/>go func(i int) {</text:p>
            <text:p text:style-name="P12"><text:tab/><text:tab/><text:tab/>Agents[i].RunAgent()</text:p>
            <text:p text:style-name="P12"><text:tab/><text:tab/>}(i)</text:p>
            <text:p text:style-name="P12"><text:tab/>}</text:p>
            <text:p text:style-name="P12"><text:tab/>Sync(len(Agents))</text:p>
            <text:p text:style-name="P12"></text:p>
            <text:p text:style-name="P12">}</text:p>
          </table:table-cell>
          <table:table-cell table:style-name="Table20.B2" office:value-type="string">
            <text:p text:style-name="P12">Then, it declares an interface which have three method functions, RunPhys(), FetchData(), and RunAgent().</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yab Mirza</meta:initial-creator>
    <meta:creation-date>2012-02-16T13:50:41</meta:creation-date>
    <dc:date>2012-03-15T20:29:02</dc:date>
    <dc:creator>Tayyab Mirza</dc:creator>
    <meta:editing-duration>P3DT9H11M13S</meta:editing-duration>
    <meta:editing-cycles>31</meta:editing-cycles>
    <meta:generator>LibreOffice/3.4$Unix LibreOffice_project/340m1$Build-402</meta:generator>
    <meta:document-statistic meta:table-count="21" meta:image-count="0" meta:object-count="0" meta:page-count="18" meta:paragraph-count="654" meta:word-count="3048" meta:character-count="22462" meta:non-whitespace-character-count="19001"/>
  </office:meta>
</office:document-meta>
</file>